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true" fo:min-height="0.395cm" fo:wrap-option="wrap"/>
    </style:style>
    <style:style style:name="gr2" style:family="graphic" style:parent-style-name="standard">
      <style:graphic-properties draw:textarea-horizontal-align="justify" draw:textarea-vertical-align="middle" draw:auto-grow-height="true" fo:min-height="0.789cm" fo:wrap-option="wrap"/>
    </style:style>
    <style:style style:name="gr3" style:family="graphic" style:parent-style-name="standard">
      <style:graphic-properties draw:textarea-horizontal-align="justify" draw:textarea-vertical-align="middle" draw:auto-grow-height="true" fo:min-height="1.183cm" fo:wrap-option="wrap"/>
    </style:style>
    <style:style style:name="gr4" style:family="graphic" style:parent-style-name="standard">
      <style:graphic-properties draw:textarea-horizontal-align="justify" draw:textarea-vertical-align="middle" draw:auto-grow-height="true" fo:min-height="0.963cm" fo:wrap-option="wrap"/>
    </style:style>
    <style:style style:name="gr5" style:family="graphic" style:parent-style-name="standard">
      <style:graphic-properties draw:textarea-horizontal-align="justify" draw:textarea-vertical-align="middle" draw:auto-grow-height="true" fo:min-height="0.475cm" fo:wrap-option="wrap"/>
    </style:style>
    <style:style style:name="gr6" style:family="graphic" style:parent-style-name="standard">
      <style:graphic-properties draw:textarea-vertical-align="middle"/>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draw:textarea-horizontal-align="justify" draw:textarea-vertical-align="middle" draw:auto-grow-height="true" fo:min-height="0.594cm" fo:wrap-option="wrap"/>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true" fo:min-height="0.921cm" fo:wrap-option="wrap"/>
    </style:style>
    <style:style style:name="gr11" style:family="graphic" style:parent-style-name="standard">
      <style:graphic-properties draw:stroke="none" svg:stroke-color="#000000" draw:fill="none" draw:fill-color="#ffffff" draw:textarea-horizontal-align="left" draw:auto-grow-height="true" draw:auto-grow-width="false" fo:min-height="1.15cm" fo:min-width="2.3cm"/>
    </style:style>
    <style:style style:name="gr12" style:family="graphic" style:parent-style-name="standard">
      <style:graphic-properties draw:stroke="none" svg:stroke-color="#000000" draw:fill="none" draw:fill-color="#ffffff" draw:textarea-horizontal-align="left" draw:auto-grow-height="true" draw:auto-grow-width="false" fo:min-height="1.05cm" fo:min-width="2.3cm"/>
    </style:style>
    <style:style style:name="P1" style:family="paragraph">
      <style:paragraph-properties fo:text-align="center"/>
      <style:text-properties fo:font-size="10pt" style:font-size-asian="12pt" style:font-size-complex="12pt"/>
    </style:style>
    <style:style style:name="P2" style:family="paragraph">
      <style:paragraph-properties fo:line-height="100%" fo:text-align="center"/>
      <style:text-properties fo:font-size="10pt" style:font-size-asian="12pt" style:font-size-complex="12pt"/>
    </style:style>
    <style:style style:name="P3" style:family="paragraph">
      <style:paragraph-properties fo:text-align="center"/>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ab-stops/>
      </style:paragraph-properties>
      <style:text-properties fo:font-size="10pt"/>
    </style:style>
    <style:style style:name="P6" style:family="paragraph">
      <style:paragraph-properties fo:text-align="center">
        <style:tab-stops/>
      </style:paragraph-properties>
      <style:text-properties fo:font-size="10pt" style:font-size-asian="10pt" style:font-size-complex="10pt"/>
    </style:style>
    <style:style style:name="P7" style:family="paragraph">
      <style:paragraph-properties fo:text-align="center"/>
      <style:text-properties fo:font-size="10pt"/>
    </style:style>
    <style:style style:name="P8" style:family="paragraph">
      <style:text-properties fo:font-size="10pt" style:font-size-asian="10pt" style:font-size-complex="10pt"/>
    </style:style>
    <style:style style:name="T1" style:family="text">
      <style:text-properties style:font-size-asian="12pt" style:font-size-complex="12pt"/>
    </style:style>
    <style:style style:name="T2" style:family="text">
      <style:text-propertie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xml:id="id3" draw:id="id3" draw:layer="layout" svg:width="3.1cm" svg:height="0.713cm" svg:x="8.7cm" svg:y="2.097cm">
            <text:p text:style-name="P1"><text:span text:style-name="T1">Proces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1" draw:id="id1" draw:layer="layout" svg:width="2.8cm" svg:height="1.469cm" svg:x="1.5cm" svg:y="4.338cm">
            <text:p text:style-name="P1"><text:span text:style-name="T1">Editor de Tex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 draw:id="id2" draw:layer="layout" svg:width="4.3cm" svg:height="1.433cm" svg:x="5.134cm" svg:y="4.356cm">
            <text:p text:style-name="P2"><text:span text:style-name="T1">Programa escrito por el programador en un lenguaje de alto nivel</text:span></text:p>
            <draw:enhanced-geometry svg:viewBox="0 0 21600 21600" draw:mirror-horizontal="false" draw:mirror-vertical="false" draw:type="rectangle" draw:enhanced-path="M 0 0 L 21600 0 21600 21600 0 21600 0 0 Z N"/>
          </draw:custom-shape>
          <draw:custom-shape draw:style-name="gr2" draw:text-style-name="P1" xml:id="id4" draw:id="id4" draw:layer="layout" svg:width="3.5cm" svg:height="1.467cm" svg:x="10.268cm" svg:y="4.339cm">
            <text:p text:style-name="P1"><text:span text:style-name="T1">Compilad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5" draw:id="id5" draw:layer="layout" svg:width="3.9cm" svg:height="1.213cm" svg:x="14.6cm" svg:y="4.466cm">
            <text:p text:style-name="P2"><text:span text:style-name="T1">Programa ejecutable en lenguaje máquina</text:span></text:p>
            <draw:enhanced-geometry svg:viewBox="0 0 21600 21600" draw:mirror-horizontal="false" draw:mirror-vertical="false" draw:type="rectangle" draw:enhanced-path="M 0 0 L 21600 0 21600 21600 0 21600 0 0 Z N"/>
          </draw:custom-shape>
          <draw:custom-shape draw:style-name="gr5" draw:text-style-name="P1" xml:id="id6" draw:id="id6" draw:layer="layout" svg:width="3.1cm" svg:height="0.803cm" svg:x="8.7cm" svg:y="7.097cm">
            <text:p text:style-name="P1"><text:span text:style-name="T1">Program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4.3cm" svg:y1="5.072cm" svg:x2="5.134cm" svg:y2="5.072cm" draw:start-shape="id1" draw:start-glue-point="10" draw:end-shape="id2" draw:end-glue-point="3" svg:d="m4300 5072h834" svg:viewBox="0 0 835 1">
            <text:p/>
          </draw:connector>
          <draw:connector draw:style-name="gr7" draw:text-style-name="P3" draw:layer="layout" draw:line-skew="0.023cm" svg:x1="2.9cm" svg:y1="4.338cm" svg:x2="10.25cm" svg:y2="2.81cm" draw:start-shape="id1" draw:start-glue-point="4" draw:end-shape="id3" draw:end-glue-point="2" svg:d="m2900 4338v-741h7350v-787" svg:viewBox="0 0 7351 1529">
            <text:p/>
          </draw:connector>
          <draw:connector draw:style-name="gr7" draw:text-style-name="P3" draw:layer="layout" draw:line-skew="0.023cm" svg:x1="12.018cm" svg:y1="4.339cm" svg:x2="10.25cm" svg:y2="2.81cm" draw:start-shape="id4" draw:start-glue-point="4" draw:end-shape="id3" draw:end-glue-point="2" svg:d="m12018 4339v-742h-1768v-787" svg:viewBox="0 0 1769 1530">
            <text:p/>
          </draw:connector>
          <draw:connector draw:style-name="gr7" draw:text-style-name="P3" draw:layer="layout" draw:line-skew="-0.041cm" svg:x1="16.55cm" svg:y1="4.466cm" svg:x2="10.25cm" svg:y2="2.81cm" draw:start-shape="id5" draw:start-glue-point="0" draw:end-shape="id3" draw:end-glue-point="2" svg:d="m16550 4466v-869h-6300v-787" svg:viewBox="0 0 6301 1657">
            <text:p/>
          </draw:connector>
          <draw:connector draw:style-name="gr7" draw:text-style-name="P3" draw:layer="layout" draw:line-skew="-0.055cm" svg:x1="2.9cm" svg:y1="5.807cm" svg:x2="10.25cm" svg:y2="7.097cm" draw:start-shape="id1" draw:start-glue-point="8" draw:end-shape="id6" draw:end-glue-point="0" svg:d="m2900 5807v590h7350v700" svg:viewBox="0 0 7351 1291">
            <text:p/>
          </draw:connector>
          <draw:connector draw:style-name="gr7" draw:text-style-name="P3" draw:layer="layout" svg:x1="16.55cm" svg:y1="5.679cm" svg:x2="10.25cm" svg:y2="7.097cm" draw:start-shape="id5" draw:start-glue-point="2" draw:end-shape="id6" draw:end-glue-point="0" svg:d="m16550 5679v708h-6300v710" svg:viewBox="0 0 6301 1419">
            <text:p/>
          </draw:connector>
          <draw:connector draw:style-name="gr7" draw:text-style-name="P3" draw:layer="layout" draw:line-skew="-0.054cm" svg:x1="10.25cm" svg:y1="7.097cm" svg:x2="12.018cm" svg:y2="5.806cm" draw:start-shape="id6" draw:start-glue-point="0" draw:end-shape="id4" draw:end-glue-point="8" svg:d="m10250 7097v-700h1768v-591" svg:viewBox="0 0 1769 1292">
            <text:p/>
          </draw:connector>
        </draw:g>
        <draw:g>
          <draw:custom-shape draw:style-name="gr3" draw:text-style-name="P1" draw:layer="layout" svg:width="2.8cm" svg:height="2.025cm" svg:x="1.4cm" svg:y="13.738cm">
            <text:p text:style-name="P1"><text:span text:style-name="T1">Ejemplar del problem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3.5cm" svg:height="1.467cm" svg:x="14.1cm" svg:y="14.017cm">
            <text:p text:style-name="P1"><text:span text:style-name="T1">Solución al ejemp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2.5cm" svg:height="1.289cm" svg:x="4.651cm" svg:y="14.106cm">
            <text:p text:style-name="P4">Entrada</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4" draw:layer="layout" svg:width="2.5cm" svg:height="1.289cm" svg:x="11.152cm" svg:y="14.106cm">
            <text:p text:style-name="P4">Salida</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3.1cm" svg:height="0.713cm" svg:x="7.602cm" svg:y="14.367cm">
            <text:p text:style-name="P1"><text:span text:style-name="T1">Proce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3.166cm" svg:height="0.844cm" svg:x="7.569cm" svg:y="10.6cm">
            <text:p text:style-name="P2"><text:span text:style-name="T1">Procesador</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1.4cm" svg:height="2.2cm" svg:x="8.452cm" svg:y="11.806cm">
            <text:p text:style-name="P5"><text:span text:style-name="T2">Ejecuta</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4.9cm" svg:height="2.9cm" svg:x="6.702cm" svg:y="17.8cm">
            <text:p text:style-name="P4"><text:span text:style-name="T2">Algoritm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4" draw:layer="layout" svg:width="1.2cm" svg:height="2cm" svg:x="8.552cm" svg:y="15.441cm">
            <text:p text:style-name="P7"><text:span text:style-name="T2">Es ejecutado</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8" draw:layer="layout" svg:width="3.1cm" svg:height="1.433cm" svg:x="2.8cm" svg:y="16.4cm">
            <draw:text-box>
              <text:p text:style-name="P8">Dominio de definición del problema</text:p>
            </draw:text-box>
          </draw:frame>
          <draw:frame draw:style-name="gr12" draw:text-style-name="P8" draw:layer="layout" svg:width="2.8cm" svg:height="1.433cm" svg:x="12.6cm" svg:y="16.5cm">
            <draw:text-box>
              <text:p text:style-name="P8">Espacio de soluciones del problema</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0-15T11:36:43</meta:creation-date>
    <dc:date>2015-10-15T12:36:28</dc:date>
    <meta:editing-duration>PT44M35S</meta:editing-duration>
    <meta:editing-cycles>2</meta:editing-cycles>
    <meta:generator>LibreOffice/3.5$Linux_x86 LibreOffice_project/350m1$Build-2</meta:generator>
    <meta:document-statistic meta:object-count="26"/>
  </office:meta>
</office:document-meta>
</file>